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17355d" draw:marker-start-width="0.23cm" draw:marker-end-width="0.23cm" draw:fill="solid" draw:fill-color="#c6d8f0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789440" draw:marker-start-width="0.23cm" draw:marker-end-width="0.23cm" draw:fill="solid" draw:fill-color="#ebf1d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923931" draw:marker-start-width="0.23cm" draw:marker-end-width="0.23cm" draw:fill="solid" draw:fill-color="#f2dcda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7e649e" draw:marker-start-width="0.23cm" draw:marker-end-width="0.23cm" draw:fill="solid" draw:fill-color="#eeeaf2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draw:marker-start-width="0.26cm" draw:marker-end="Arrow" draw:marker-end-width="0.26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7355d" fo:font-size="11pt" style:font-size-asian="11pt" style:font-size-complex="11pt"/>
    </style:style>
    <style:style style:name="P3" style:family="paragraph">
      <style:paragraph-properties fo:text-align="center"/>
      <style:text-properties fo:color="#789440" fo:font-size="11pt" style:font-size-asian="11pt" style:font-size-complex="11pt"/>
    </style:style>
    <style:style style:name="P4" style:family="paragraph">
      <style:paragraph-properties fo:text-align="center"/>
      <style:text-properties fo:color="#923931" fo:font-size="11pt" style:font-size-asian="11pt" style:font-size-complex="11pt"/>
    </style:style>
    <style:style style:name="P5" style:family="paragraph">
      <style:paragraph-properties fo:text-align="center"/>
      <style:text-properties fo:color="#7e649e" fo:font-size="11pt" style:font-size-asian="11pt" style:font-size-complex="11pt"/>
    </style:style>
    <style:style style:name="P6" style:family="paragraph">
      <style:paragraph-properties fo:text-align="center"/>
      <style:text-properties fo:hyphenate="false"/>
    </style:style>
    <style:style style:name="T1" style:family="text">
      <style:text-properties fo:color="#17355d" fo:font-size="11pt" style:font-size-asian="11pt" style:font-size-complex="11pt"/>
    </style:style>
    <style:style style:name="T2" style:family="text">
      <style:text-properties fo:color="#789440" fo:font-size="11pt" style:font-size-asian="11pt" style:font-size-complex="11pt"/>
    </style:style>
    <style:style style:name="T3" style:family="text">
      <style:text-properties fo:color="#923931" fo:font-size="11pt" style:font-size-asian="11pt" style:font-size-complex="11pt"/>
    </style:style>
    <style:style style:name="T4" style:family="text">
      <style:text-properties fo:color="#923931" fo:font-size="11pt" fo:language="en" fo:country="US" style:font-size-asian="11pt" style:font-size-complex="11pt"/>
    </style:style>
    <style:style style:name="T5" style:family="text">
      <style:text-properties fo:color="#17355d" fo:font-size="11pt" fo:language="en" fo:country="US" style:font-size-asian="11pt" style:font-size-complex="11pt"/>
    </style:style>
    <style:style style:name="T6" style:family="text">
      <style:text-properties fo:color="#7e649e" fo:font-size="11pt" fo:language="en" fo:country="US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cm" svg:height="1.2cm" svg:x="12.5cm" svg:y="7.1cm">
          <text:p text:style-name="P1"><text:span text:style-name="T1">Ressource</text:span></text:p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cm" svg:height="1.2cm" svg:x="12.3cm" svg:y="7.3cm">
          <text:p text:style-name="P1"><text:span text:style-name="T1">Ressource</text:span></text:p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.2cm" svg:x="5.7cm" svg:y="0.1cm">
          <text:p text:style-name="P1"><text:span text:style-name="T2">VHDL</text:span></text:p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.2cm" svg:x="5.5cm" svg:y="0.3cm">
          <text:p text:style-name="P1"><text:span text:style-name="T2">VHDL</text:span></text:p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6cm" svg:height="1.2cm" svg:x="5.3cm" svg:y="0.5cm">
          <text:p text:style-name="P1"><text:span text:style-name="T2">VHDL</text:span></text:p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6cm" svg:height="1.2cm" svg:x="8.9cm" svg:y="0.5cm">
          <text:p text:style-name="P1"><text:span text:style-name="T3">fLink</text:span></text:p>
          <text:p text:style-name="P1"><text:span text:style-name="T3">GU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6cm" svg:height="1.2cm" svg:x="8.9cm" svg:y="2.9cm">
          <text:p text:style-name="P1"><text:span text:style-name="T1">Configuration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6cm" svg:height="1.6cm" svg:x="8.9cm" svg:y="4.7cm">
          <text:p text:style-name="P1"><text:span text:style-name="T4">fLink</text:span></text:p>
          <text:p text:style-name="P1"><text:span text:style-name="T4">Project</text:span></text:p>
          <text:p text:style-name="P1"><text:span text:style-name="T4">Buil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6cm" svg:height="1.2cm" svg:x="8.9cm" svg:y="7.5cm">
          <text:p text:style-name="P1"><text:span text:style-name="T5">Project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6cm" svg:height="1.2cm" svg:x="5.7cm" svg:y="7.5cm">
          <text:p text:style-name="P1"><text:span text:style-name="T1">Top</text:span></text:p>
          <text:p text:style-name="P1"><text:span text:style-name="T1">Enti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6cm" svg:height="1.2cm" svg:x="12.1cm" svg:y="7.5cm">
          <text:p text:style-name="P1"><text:span text:style-name="T1">Ressource</text:span></text:p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2.6cm" svg:height="1.6cm" svg:x="8.9cm" svg:y="9.3cm">
          <text:p text:style-name="P1"><text:span text:style-name="T6">FPGA</text:span></text:p>
          <text:p text:style-name="P1"><text:span text:style-name="T6">Design</text:span></text:p>
          <text:p text:style-name="P1"><text:span text:style-name="T6">Su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6cm" svg:height="1.2cm" svg:x="8.9cm" svg:y="11.5cm">
          <text:p text:style-name="P1"><text:span text:style-name="T5">FPGA</text:span></text:p>
          <text:p text:style-name="P1"><text:span text:style-name="T5">Desig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6.6cm" svg:y1="1.7cm" svg:x2="8.9cm" svg:y2="5.5cm" draw:start-shape="id1" draw:start-glue-point="2" draw:end-shape="id2" draw:end-glue-point="6" svg:d="m6600 1700v3800h2300">
          <text:p/>
        </draw:connector>
        <draw:connector draw:style-name="gr5" draw:text-style-name="P6" draw:layer="layout" svg:x1="7.9cm" svg:y1="1.1cm" svg:x2="8.9cm" svg:y2="1.1cm" draw:start-shape="id1" draw:start-glue-point="1" draw:end-shape="id3" svg:d="m7900 1100h1000">
          <text:p/>
        </draw:connector>
        <draw:connector draw:style-name="gr5" draw:text-style-name="P6" draw:layer="layout" svg:x1="10.2cm" svg:y1="1.7cm" svg:x2="10.2cm" svg:y2="2.9cm" draw:start-shape="id3" draw:start-glue-point="8" draw:end-shape="id4" draw:end-glue-point="0" svg:d="m10200 1700v1200">
          <text:p/>
        </draw:connector>
        <draw:connector draw:style-name="gr5" draw:text-style-name="P6" draw:layer="layout" svg:x1="10.2cm" svg:y1="4.1cm" svg:x2="10.2cm" svg:y2="4.7cm" draw:start-shape="id4" draw:start-glue-point="2" draw:end-shape="id2" svg:d="m10200 4100v600">
          <text:p/>
        </draw:connector>
        <draw:connector draw:style-name="gr5" draw:text-style-name="P6" draw:layer="layout" svg:x1="10.2cm" svg:y1="6.3cm" svg:x2="7cm" svg:y2="7.5cm" draw:start-shape="id2" draw:start-glue-point="8" draw:end-shape="id5" svg:d="m10200 6300v600h-3200v600">
          <text:p/>
        </draw:connector>
        <draw:connector draw:style-name="gr5" draw:text-style-name="P6" draw:layer="layout" svg:x1="10.2cm" svg:y1="6.3cm" svg:x2="13.4cm" svg:y2="7.5cm" draw:start-shape="id2" draw:start-glue-point="8" draw:end-shape="id6" svg:d="m10200 6300v600h3200v600">
          <text:p/>
        </draw:connector>
        <draw:connector draw:style-name="gr5" draw:text-style-name="P6" draw:layer="layout" svg:x1="10.2cm" svg:y1="6.3cm" svg:x2="10.2cm" svg:y2="7.5cm" draw:start-shape="id2" draw:end-shape="id7" svg:d="m10200 6300v1200">
          <text:p/>
        </draw:connector>
        <draw:connector draw:style-name="gr5" draw:text-style-name="P6" draw:layer="layout" svg:x1="7cm" svg:y1="8.7cm" svg:x2="8.9cm" svg:y2="10.1cm" draw:start-shape="id5" draw:start-glue-point="2" draw:end-shape="id8" draw:end-glue-point="6" svg:d="m7000 8700v1400h1900">
          <text:p/>
        </draw:connector>
        <draw:connector draw:style-name="gr5" draw:text-style-name="P6" draw:layer="layout" svg:x1="10.2cm" svg:y1="8.7cm" svg:x2="10.2cm" svg:y2="9.3cm" draw:start-shape="id7" draw:start-glue-point="2" draw:end-shape="id8" draw:end-glue-point="0" svg:d="m10200 8700v600">
          <text:p/>
        </draw:connector>
        <draw:connector draw:style-name="gr5" draw:text-style-name="P6" draw:layer="layout" svg:x1="13.4cm" svg:y1="8.7cm" svg:x2="11.5cm" svg:y2="10.1cm" draw:start-shape="id6" draw:start-glue-point="2" draw:end-shape="id8" draw:end-glue-point="10" svg:d="m13400 8700v1400h-1900">
          <text:p/>
        </draw:connector>
        <draw:connector draw:style-name="gr5" draw:text-style-name="P6" draw:layer="layout" svg:x1="10.2cm" svg:y1="10.9cm" svg:x2="10.2cm" svg:y2="11.5cm" draw:start-shape="id8" draw:start-glue-point="8" draw:end-shape="id9" draw:end-glue-point="0" svg:d="m10200 10900v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cm" fo:margin-bottom="0.1cm" fo:margin-left="0.1cm" fo:margin-right="0.1cm" fo:page-width="23.2cm" fo:page-height="1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Züger</meta:initial-creator>
    <meta:creation-date>2014-04-27T12:37:26.103624629</meta:creation-date>
    <dc:date>2014-12-04T18:18:07.47</dc:date>
    <meta:editing-duration>PT36M56S</meta:editing-duration>
    <meta:editing-cycles>10</meta:editing-cycles>
    <meta:generator>OpenOffice.org/3.4.1$Win32 OpenOffice.org_project/341m1$Build-9593</meta:generator>
    <meta:document-statistic meta:object-count="24"/>
  </office:meta>
</office:document-meta>
</file>